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090000000988BF95B0.png" manifest:media-type="image/png"/>
  <manifest:file-entry manifest:full-path="Pictures/1000020100000009000000090BAA27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3" style:family="paragraph" style:parent-style-name="Preformatted_20_Text">
      <style:paragraph-properties fo:margin-top="0in" fo:margin-bottom="0in" style:contextual-spacing="false" fo:padding="0in" fo:border="none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fo:color="#927c5d" style:font-name="Ubuntu Mono" fo:font-size="10.3999996185303pt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fo:color="#39946a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fo:color="#39946a" style:font-name="Ubuntu Mono" fo:font-size="10.3999996185303pt"/>
    </style:style>
    <style:style style:name="P8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fo:color="#39946a" fo:background-color="#313131" fo:padding="0in" fo:border="none"/>
    </style:style>
    <style:style style:name="P9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style:font-name="Ubuntu Mono" fo:font-size="10.3999996185303pt" fo:background-color="#313131" fo:padding="0in" fo:border="none"/>
    </style:style>
    <style:style style:name="P10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fo:background-color="#313131" fo:padding="0in" fo:border="none"/>
    </style:style>
    <style:style style:name="P11" style:family="paragraph" style:parent-style-name="Preformatted_20_Text">
      <style:paragraph-properties fo:margin-left="0.052in" fo:margin-right="0.1563in" fo:margin-top="0in" fo:margin-bottom="0.1563in" style:contextual-spacing="false" style:line-height-at-least="0.1146in" fo:text-indent="0in" style:auto-text-indent="false" fo:padding="0in" fo:border="none"/>
      <style:text-properties fo:background-color="#313131" fo:padding="0in" fo:border="none"/>
    </style:style>
    <style:style style:name="P12" style:family="paragraph" style:parent-style-name="Preformatted_20_Text">
      <style:paragraph-properties fo:margin-top="0.052in" fo:margin-bottom="0.052in" style:contextual-spacing="false" fo:padding="0in" fo:border="none"/>
      <style:text-properties fo:background-color="#313131" fo:padding="0in" fo:border="none"/>
    </style:style>
    <style:style style:name="P13" style:family="paragraph" style:parent-style-name="Preformatted_20_Text">
      <style:paragraph-properties fo:margin-top="0.052in" fo:margin-bottom="0.052in" style:contextual-spacing="false" fo:padding="0in" fo:border="none"/>
      <style:text-properties fo:color="#39946a" style:font-name="Ubuntu Mono" fo:font-size="10.3999996185303pt" fo:background-color="#313131" fo:padding="0in" fo:border="none"/>
    </style:style>
    <style:style style:name="P14" style:family="paragraph" style:parent-style-name="Preformatted_20_Text">
      <style:paragraph-properties fo:margin-top="0.052in" fo:margin-bottom="0.052in" style:contextual-spacing="false" fo:text-align="end" style:justify-single-word="false" fo:padding="0in" fo:border="none"/>
      <style:text-properties fo:color="#46a609" style:font-name="Ubuntu Mono" fo:font-size="8.25pt" fo:background-color="#313131" fo:padding="0in" fo:border="none"/>
    </style:style>
    <style:style style:name="P15" style:family="paragraph" style:parent-style-name="Preformatted_20_Text">
      <style:paragraph-properties fo:margin-top="0.052in" fo:margin-bottom="0.052in" style:contextual-spacing="false" fo:padding="0in" fo:border="none"/>
      <style:text-properties style:font-name="Ubuntu Mono" fo:font-size="10.3999996185303pt" fo:background-color="#313131" fo:padding="0in" fo:border="none"/>
    </style:style>
    <style:style style:name="P16" style:family="paragraph" style:parent-style-name="Preformatted_20_Text">
      <style:paragraph-properties fo:margin-top="0in" fo:margin-bottom="0.1563in" style:contextual-spacing="false" style:line-height-at-least="0.1146in" fo:padding="0in" fo:border="none"/>
      <style:text-properties fo:background-color="#313131" fo:padding="0in" fo:border="none"/>
    </style:style>
    <style:style style:name="T1" style:family="text">
      <style:text-properties fo:color="#927c5d"/>
    </style:style>
    <style:style style:name="T2" style:family="text">
      <style:text-properties style:font-name="Ubuntu Mono" fo:font-size="10.3999996185303pt"/>
    </style:style>
    <style:style style:name="T3" style:family="text">
      <style:text-properties style:font-name="DejaVu Sans" fo:font-size="8.2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studio_console_output"/><text:span text:style-name="T1">&gt; rm(list=ls())</text:span></text:p>
      <text:p text:style-name="P4"><text:span text:style-name="T1">&gt; setwd("~/Documents/GitRepos/BcEudicotGWAS/")</text:span></text:p>
      <text:p text:style-name="P5">&gt; </text:p>
      <text:p text:style-name="P4"><text:span text:style-name="T1">&gt; #########################</text:span></text:p>
      <text:p text:style-name="P4"><text:span text:style-name="T1">&gt; # This makes the bigRR_update run through the GPU</text:span></text:p>
      <text:p text:style-name="P4"><text:span text:style-name="T1">&gt; # You need to do this first to mask the native 'bigRR_update' in the bigRR package</text:span></text:p>
      <text:p text:style-name="P4"><text:span text:style-name="T1">&gt; # one alternative to family = gaussian(link = identity) is family = poisson(link = log)</text:span></text:p>
      <text:p text:style-name="P4"><text:span text:style-name="T1">&gt; bigRR_update &lt;- function (obj, Z, family = poisson(link = log), tol.err = 1e-06, </text:span></text:p>
      <text:p text:style-name="P4"><text:span text:style-name="T1">+ <text:s text:c="26"/>tol.conv = 1e-08) </text:span></text:p>
      <text:p text:style-name="P4"><text:span text:style-name="T1">+ {</text:span></text:p>
      <text:p text:style-name="P4"><text:span text:style-name="T1">+ <text:s text:c="2"/>w &lt;- as.numeric(obj$u^2/(1 - obj$leverage))</text:span></text:p>
      <text:p text:style-name="P4"><text:span text:style-name="T1">+ <text:s text:c="2"/>w[w &lt; tol.err] &lt;- tol.err</text:span></text:p>
      <text:p text:style-name="P4"><text:span text:style-name="T1">+ <text:s text:c="2"/>bigRR(y = obj$y, X = obj$X, Z = Z, family = family, weight = w, </text:span></text:p>
      <text:p text:style-name="P4"><text:span text:style-name="T1">+ <text:s text:c="8"/>tol.err = tol.err, tol.conv = tol.conv, GPU = TRUE )</text:span></text:p>
      <text:p text:style-name="P4"><text:span text:style-name="T1">+ }</text:span></text:p>
      <text:p text:style-name="P4"><text:span text:style-name="T1">&gt; ########################</text:span></text:p>
      <text:p text:style-name="P4"><text:span text:style-name="T1">&gt; #NOTE1 FROM RACHEL: <text:s/>we need bigRR1.3-9 to get GPU option</text:span></text:p>
      <text:p text:style-name="P4"><text:span text:style-name="T1">&gt; # must download R-Forge version bigRR1.3-9tar.gz and manually install</text:span></text:p>
      <text:p text:style-name="P4"><text:span text:style-name="T1">&gt; # https://r-forge.r-project.org/R/?group_id=1301</text:span></text:p>
      <text:p text:style-name="P4"><text:span text:style-name="T1">&gt; # install.packages("bigRR", repos="http://R-Forge.R-project.org")</text:span></text:p>
      <text:p text:style-name="P5">&gt; </text:p>
      <text:p text:style-name="P4"><text:span text:style-name="T1">&gt; #NOTE2 FROM RACHEL: need package 'gputools' but CRAN version fails to install</text:span></text:p>
      <text:p text:style-name="P4"><text:span text:style-name="T1">&gt; # must first install Nvidia's CUDA toolkit -current version is 7.5</text:span></text:p>
      <text:p text:style-name="P4"><text:span text:style-name="T1">&gt; # installed from developer.nvidia.com/cuda-downloads</text:span></text:p>
      <text:p text:style-name="P5">&gt; </text:p>
      <text:p text:style-name="P4"><text:span text:style-name="T1">&gt; library(bigRR) #check if version is 1.3-9</text:span></text:p>
      <text:p text:style-name="P7">Loading required package: hglm</text:p>
      <text:p text:style-name="P7">Loading required package: Matrix</text:p>
      <text:p text:style-name="P3"/>
      <text:p text:style-name="P7">Attaching package: ‘Matrix’</text:p>
      <text:p text:style-name="P3"/>
      <text:p text:style-name="P7">The following objects are masked from ‘package:base’:</text:p>
      <text:p text:style-name="P3"/>
      <text:p text:style-name="P6"><text:s text:c="4"/><text:span text:style-name="T2">crossprod, tcrossprod</text:span></text:p>
      <text:p text:style-name="P3"/>
      <text:p text:style-name="P7">Loading required package: MASS</text:p>
      <text:p text:style-name="P7">Loading required package: hglm.data</text:p>
      <text:p text:style-name="P3"/>
      <text:p text:style-name="P7">hglm: Hierarchical Generalized Linear Models</text:p>
      <text:p text:style-name="P7">Version 2.1-1 (2015-08-28) installed</text:p>
      <text:p text:style-name="P7">Authors: Moudud Alam, Lars Ronnegard, Xia Shen</text:p>
      <text:p text:style-name="P7">Maintainer: Xia Shen &lt;xia.shen@ki.se&gt;</text:p>
      <text:p text:style-name="P3"/>
      <text:p text:style-name="P7">Use citation("hglm") to know how to cite our work.</text:p>
      <text:p text:style-name="P3"/>
      <text:p text:style-name="P7">Discussion: https://r-forge.r-project.org/forum/?group_id=558</text:p>
      <text:p text:style-name="P7">BugReports: https://r-forge.r-project.org/tracker/?group_id=558</text:p>
      <text:p text:style-name="P7">VideoTutorials: http://www.youtube.com/playlist?list=PLn1OmZECD-n15vnYzvJDy5GxjNpVV5Jr8</text:p>
      <text:p text:style-name="P7">Loading required package: DatABEL</text:p>
      <text:p text:style-name="P7">DatABEL v.0.9-6 loaded</text:p>
      <text:p text:style-name="P3"/>
      <text:p text:style-name="P3"/>
      <text:p text:style-name="P7">bigRR: Generalized Ridge Regression (with special advantage for p &gt;&gt; n</text:p>
      <text:p text:style-name="P7">cases)</text:p>
      <text:p text:style-name="P7">Version 1.3-9 (2013-05-08) installed</text:p>
      <text:p text:style-name="P7">Authors: Xia Shen, Moudud Alam and Lars Ronnegard</text:p>
      <text:p text:style-name="P7">Maintainer: Xia Shen &lt;xia.shen@slu.se&gt;</text:p>
      <text:p text:style-name="P3"/>
      <text:p text:style-name="P7">Use citation("bigRR") to know how to cite our work.</text:p>
      <text:p text:style-name="P3"/>
      <text:p text:style-name="P7">This is a developer-version of bigRR, supporting GPU computation.</text:p>
      <text:p text:style-name="P7">For an official stable release, please refer to CRAN.</text:p>
      <text:p text:style-name="P3"/>
      <text:p text:style-name="P7">!! NOTE !! The bigRR.update() function in bigRR &lt;= 1.3-4 is now bigRR_update().</text:p>
      <text:p text:style-name="P6"><text:soft-page-break/><text:s text:c="11"/><text:span text:style-name="T2">Please replace in all your source code.</text:span></text:p>
      <text:p text:style-name="P3"/>
      <text:p text:style-name="P3"/>
      <text:p text:style-name="P7">Attaching package: ‘bigRR’</text:p>
      <text:p text:style-name="P3"/>
      <text:p text:style-name="P7">The following object is masked _by_ ‘.GlobalEnv’:</text:p>
      <text:p text:style-name="P3"/>
      <text:p text:style-name="P6"><text:s text:c="4"/><text:span text:style-name="T2">bigRR_update</text:span></text:p>
      <text:p text:style-name="P3"/>
      <text:p text:style-name="P5">&gt; </text:p>
      <text:p text:style-name="P4"><text:span text:style-name="T1">&gt; #Get genotype data</text:span></text:p>
      <text:p text:style-name="P4"><text:span text:style-name="T1">&gt; SNPs &lt;- read.csv("data/BcAtGWAS/03_bigRRinput/binSNP_bigRR_MAF20hp.csv", row.names = 1)</text:span></text:p>
      <text:p text:style-name="P4"><text:span text:style-name="T1">&gt; FullSNPs &lt;- SNPs</text:span></text:p>
      <text:p text:style-name="P4"><text:span text:style-name="T1">&gt; SNPs &lt;- FullSNPs</text:span></text:p>
      <text:p text:style-name="P4"><text:span text:style-name="T1">&gt; #add a column with position as chr.base</text:span></text:p>
      <text:p text:style-name="P4"><text:span text:style-name="T1">&gt; SNPs$Chr.Base &lt;- do.call(paste, c(SNPs[c("X.CHROM","POS")], sep="."))</text:span></text:p>
      <text:p text:style-name="P5">&gt; </text:p>
      <text:p text:style-name="P4"><text:span text:style-name="T1">&gt; #Rachel's attempt------------------=====================================</text:span></text:p>
      <text:p text:style-name="P5">&gt; </text:p>
      <text:p text:style-name="P4"><text:span text:style-name="T1">&gt; rownames(SNPs) &lt;- SNPs[,93] #set the new column of chrom.base as rownames - this could maybe be written as: rownames(SNPs) &lt;- SNPs$Chr.Base?</text:span></text:p>
      <text:p text:style-name="P4"><text:span text:style-name="T1">&gt; SNPs &lt;- SNPs[,4:92] #take out first three cols (X.CHROM, POS, REF) and new last col (Chr.Base). dim(SNPs) should now be [345485, 91], colnames(SNPs) are all Bc Isolates, rownames(SNPs) are all Chr.Base</text:span></text:p>
      <text:p text:style-name="P4"><text:span text:style-name="T1">&gt; SNPdf &lt;- SNPs</text:span></text:p>
      <text:p text:style-name="P4"><text:span text:style-name="T1">&gt; #Rachel's attempt ----FIN-----============================================</text:span></text:p>
      <text:p text:style-name="P5">&gt; </text:p>
      <text:p text:style-name="P4"><text:span text:style-name="T1">&gt; #what does this do? </text:span></text:p>
      <text:p text:style-name="P4"><text:span text:style-name="T1">&gt; #loads SNP dataframe as a matrix?</text:span></text:p>
      <text:p text:style-name="P4"><text:span text:style-name="T1">&gt; #makes SNP states numeric (also transposes SNP matrix)</text:span></text:p>
      <text:p text:style-name="P4"><text:span text:style-name="T1">&gt; SNPs &lt;- as.matrix(t(SNPs))</text:span></text:p>
      <text:p text:style-name="P4"><text:span text:style-name="T1">&gt; for(i in 1:dim(SNPs)[1]) {</text:span></text:p>
      <text:p text:style-name="P4"><text:span text:style-name="T1">+ <text:s text:c="2"/>SNPs[i,] &lt;- as.numeric(SNPs[i,])</text:span></text:p>
      <text:p text:style-name="P4"><text:span text:style-name="T1">+ }</text:span></text:p>
      <text:p text:style-name="P5">&gt; </text:p>
      <text:p text:style-name="P4"><text:span text:style-name="T1">&gt; Phenos &lt;- read.csv("data/BcAtGWAS/03_bigRRinput/At_Pheno_bigRR.csv", row.names = 1)</text:span></text:p>
      <text:p text:style-name="P4"><text:span text:style-name="T1">&gt; #remove duplicate row 77 (KGB1 duplicate)</text:span></text:p>
      <text:p text:style-name="P4"><text:span text:style-name="T1">&gt; Phenos &lt;- Phenos[-77,]</text:span></text:p>
      <text:p text:style-name="P5">&gt; </text:p>
      <text:p text:style-name="P4"><text:span text:style-name="T1">&gt; #add constant to remove negative values</text:span></text:p>
      <text:p text:style-name="P4"><text:span text:style-name="T1">&gt; Phenos$Col0.Cam &lt;- Phenos$Col0.Cam + 9</text:span></text:p>
      <text:p text:style-name="P4"><text:span text:style-name="T1">&gt; Phenos$anac055.Cam &lt;- Phenos$anac055.Cam + 4</text:span></text:p>
      <text:p text:style-name="P4"><text:span text:style-name="T1">&gt; Phenos$coi1.Cam &lt;- Phenos$coi1.Cam + 2</text:span></text:p>
      <text:p text:style-name="P4"><text:span text:style-name="T1">&gt; Phenos$tga3.Cam &lt;- Phenos$tga3.Cam + 3</text:span></text:p>
      <text:p text:style-name="P5">&gt; </text:p>
      <text:p text:style-name="P4"><text:span text:style-name="T1">&gt; #try standardizing Lesion Size Data (large values ~ 1000s)</text:span></text:p>
      <text:p text:style-name="P4"><text:span text:style-name="T1">&gt; Phenos$Col0.Les.s &lt;- (Phenos$Col0.Les - mean(Phenos$Col0.Les))/sd(Phenos$Col0.Les) + 2</text:span></text:p>
      <text:p text:style-name="P4"><text:span text:style-name="T1">&gt; Phenos$anac055.Les.s &lt;- (Phenos$anac055.Les - mean(Phenos$anac055.Les))/sd(Phenos$anac055.Les) +3</text:span></text:p>
      <text:p text:style-name="P4"><text:span text:style-name="T1">&gt; Phenos$coi1.Les.s &lt;- (Phenos$coi1.Les - mean(Phenos$coi1.Les))/sd(Phenos$coi1.Les) +3</text:span></text:p>
      <text:p text:style-name="P4"><text:span text:style-name="T1">&gt; Phenos$npr1.Les.s &lt;- (Phenos$npr1.Les - mean(Phenos$npr1.Les))/sd(Phenos$npr1.Les) +3</text:span></text:p>
      <text:p text:style-name="P4"><text:span text:style-name="T1">&gt; Phenos$pad3.Les.s &lt;- (Phenos$pad3.Les - mean(Phenos$pad3.Les))/sd(Phenos$pad3.Les) +3</text:span></text:p>
      <text:p text:style-name="P4"><text:span text:style-name="T1">&gt; Phenos$tga3.Les.s &lt;- (Phenos$tga3.Les - mean(Phenos$tga3.Les))/sd(Phenos$coi1.Les) +2</text:span></text:p>
      <text:p text:style-name="P5">&gt; </text:p>
      <text:p text:style-name="P4"><text:span text:style-name="T1">&gt; #only keep columns with standardized phenotypes</text:span></text:p>
      <text:p text:style-name="P4"><text:span text:style-name="T1">&gt; Phenos &lt;- Phenos[,c("Rename","Col0.Cam","Col0.Les.s","Col0.AT3G26830","Col0.AT2G30770","Col0.AT4G30530","anac055.Cam","anac055.Les.s","coi1.Cam","coi1.Les.s","npr1.Cam","npr1.Les.s","tga3.Cam","tga3.Les.s")]</text:span></text:p>
      <text:p text:style-name="P5">&gt; </text:p>
      <text:p text:style-name="P4"><text:span text:style-name="T1">&gt; dat &lt;- as.data.frame((Phenos[,2:14])) <text:s/>#INSERT PHENOTYPE COLUMNS HERE</text:span></text:p>
      <text:p text:style-name="P4"><text:span text:style-name="T1">&gt; write.csv(dat, "mydata.csv")</text:span></text:p>
      <text:p text:style-name="P4"><text:span text:style-name="T1">&gt; dat &lt;- read.csv("mydata.csv")</text:span></text:p>
      <text:p text:style-name="P4"><text:span text:style-name="T1">&gt; dat &lt;- dat[,-1]</text:span></text:p>
      <text:p text:style-name="P5"><text:soft-page-break/>&gt; </text:p>
      <text:p text:style-name="P4"><text:span text:style-name="T1">&gt; outpt.BLUP &lt;- colnames(SNPs)</text:span></text:p>
      <text:p text:style-name="P4"><text:span text:style-name="T1">&gt; outpt.HEM &lt;- colnames(SNPs)</text:span></text:p>
      <text:p text:style-name="P4"><text:span text:style-name="T1">&gt; thresh.BLUP &lt;- list("0.95Thresh" = NA, "0.975Thresh" = NA, "0.99Thresh" = NA, "0.999Thresh" = NA)</text:span></text:p>
      <text:p text:style-name="P4"><text:span text:style-name="T1">&gt; thresh.HEM &lt;- list("0.95Thresh" = NA, "0.975Thresh" = NA, "0.99Thresh" = NA, "0.999Thresh" = NA)</text:span></text:p>
      <text:p text:style-name="P5">&gt; </text:p>
      <text:p text:style-name="P4"><text:span text:style-name="T1">&gt; #Calculate BLUP and HEMs for all phenotypes</text:span></text:p>
      <text:p text:style-name="P4"><text:span text:style-name="T1">&gt; Sys.time()</text:span></text:p>
      <text:p text:style-name="P4">[1] "2016-05-12 15:41:26 PDT"</text:p>
      <text:p text:style-name="P4"><text:span text:style-name="T1">&gt; for(i in 1:dim(dat)[2]) { #i will be each isolate</text:span></text:p>
      <text:p text:style-name="P4"><text:span text:style-name="T1">+ <text:s text:c="2"/>print(colnames(dat)[i])</text:span></text:p>
      <text:p text:style-name="P4"><text:span text:style-name="T1">+ <text:s text:c="2"/>MyX &lt;- matrix(1, dim(dat)[1], 1)</text:span></text:p>
      <text:p text:style-name="P4"><text:span text:style-name="T1">+ <text:s text:c="2"/></text:span></text:p>
      <text:p text:style-name="P4"><text:span text:style-name="T1">+ <text:s text:c="2"/>Pheno.BLUP.result &lt;- bigRR(y = dat[,i], X = MyX, Z = SNPs, GPU = TRUE)</text:span></text:p>
      <text:p text:style-name="P4"><text:span text:style-name="T1">+ <text:s text:c="2"/>Pheno.HEM.result &lt;- bigRR_update(Pheno.BLUP.result, SNPs)</text:span></text:p>
      <text:p text:style-name="P4"><text:span text:style-name="T1">+ <text:s text:c="2"/></text:span></text:p>
      <text:p text:style-name="P4"><text:span text:style-name="T1">+ <text:s text:c="2"/></text:span></text:p>
      <text:p text:style-name="P4"><text:span text:style-name="T1">+ <text:s text:c="2"/>outpt.BLUP &lt;- cbind(outpt.BLUP, Pheno.BLUP.result$u)</text:span></text:p>
      <text:p text:style-name="P4"><text:span text:style-name="T1">+ <text:s text:c="2"/>outpt.HEM &lt;- cbind(outpt.HEM, Pheno.HEM.result$u)</text:span></text:p>
      <text:p text:style-name="P4"><text:span text:style-name="T1">+ <text:s text:c="2"/></text:span></text:p>
      <text:p text:style-name="P4"><text:span text:style-name="T1">+ <text:s text:c="2"/>#Permute Thresholds for Phenos - this is what takes forever</text:span></text:p>
      <text:p text:style-name="P4"><text:span text:style-name="T1">+ <text:s text:c="2"/>perm.u.BLUP &lt;- vector()</text:span></text:p>
      <text:p text:style-name="P4"><text:span text:style-name="T1">+ <text:s text:c="2"/>perm.u.HEM &lt;- vector()</text:span></text:p>
      <text:p text:style-name="P4"><text:span text:style-name="T1">+ <text:s text:c="2"/>for(p in 1:1000) { <text:s/></text:span></text:p>
      <text:p text:style-name="P4"><text:span text:style-name="T1">+ <text:s text:c="4"/>if(p %% 10 == 0) {print(paste("Thresh sample:", p, "--", Sys.time()))}</text:span></text:p>
      <text:p text:style-name="P4"><text:span text:style-name="T1">+ <text:s text:c="4"/>temp.Pheno &lt;- sample(dat[,i], length(dat[,i]), replace = FALSE)</text:span></text:p>
      <text:p text:style-name="P4"><text:span text:style-name="T1">+ <text:s text:c="4"/>try(temp.BLUP <text:s/>&lt;- bigRR(y = temp.Pheno, X = MyX, Z = SNPs, GPU = TRUE),silent = TRUE)</text:span></text:p>
      <text:p text:style-name="P4"><text:span text:style-name="T1">+ <text:s text:c="4"/>temp.HEM &lt;- bigRR_update(temp.BLUP, SNPs) #REF change- was bigRR_update(Pheno.BLUP.result...</text:span></text:p>
      <text:p text:style-name="P4"><text:span text:style-name="T1">+ <text:s text:c="4"/>perm.u.BLUP &lt;- c(perm.u.BLUP, temp.BLUP$u) #REF change- ...c(perm.u.HEM...)</text:span></text:p>
      <text:p text:style-name="P4"><text:span text:style-name="T1">+ <text:s text:c="4"/>perm.u.HEM &lt;- c(perm.u.HEM, temp.HEM$u)</text:span></text:p>
      <text:p text:style-name="P4"><text:span text:style-name="T1">+ <text:s text:c="4"/></text:span></text:p>
      <text:p text:style-name="P4"><text:span text:style-name="T1">+ <text:s text:c="2"/>}</text:span></text:p>
      <text:p text:style-name="P4"><text:span text:style-name="T1">+ <text:s text:c="2"/>#write.csv(perm.u.HEM, paste("PermEffects_",colnames(dat)[i],".csv",sep=""))</text:span></text:p>
      <text:p text:style-name="P4"><text:span text:style-name="T1">+ <text:s text:c="2"/>thresh.BLUP$"0.95Thresh"[i] &lt;- quantile(perm.u.BLUP,0.95)</text:span></text:p>
      <text:p text:style-name="P4"><text:span text:style-name="T1">+ <text:s text:c="2"/>thresh.BLUP$"0.975Thresh"[i] &lt;- quantile(perm.u.BLUP,0.975)</text:span></text:p>
      <text:p text:style-name="P4"><text:span text:style-name="T1">+ <text:s text:c="2"/>thresh.BLUP$"0.99Thresh"[i] &lt;- quantile(perm.u.BLUP,0.99)</text:span></text:p>
      <text:p text:style-name="P4"><text:span text:style-name="T1">+ <text:s text:c="2"/>thresh.BLUP$"0.999Thresh"[i] &lt;- quantile(perm.u.BLUP,0.999)</text:span></text:p>
      <text:p text:style-name="P4"><text:span text:style-name="T1">+ <text:s text:c="2"/>thresh.HEM$"0.95Thresh"[i] &lt;- quantile(perm.u.HEM,0.95)</text:span></text:p>
      <text:p text:style-name="P4"><text:span text:style-name="T1">+ <text:s text:c="2"/>thresh.HEM$"0.975Thresh"[i] &lt;- quantile(perm.u.HEM,0.975)</text:span></text:p>
      <text:p text:style-name="P4"><text:span text:style-name="T1">+ <text:s text:c="2"/>thresh.HEM$"0.99Thresh"[i] &lt;- quantile(perm.u.HEM,0.99)</text:span></text:p>
      <text:p text:style-name="P4"><text:span text:style-name="T1">+ <text:s text:c="2"/>thresh.HEM$"0.999Thresh"[i] &lt;- quantile(perm.u.HEM,0.999)</text:span></text:p>
      <text:p text:style-name="P4"><text:span text:style-name="T1">+ <text:s text:c="2"/>colnames(outpt.BLUP)[i+1] &lt;- paste(colnames(dat)[i],"BLUP",sep=".")</text:span></text:p>
      <text:p text:style-name="P4"><text:span text:style-name="T1">+ <text:s text:c="2"/>colnames(outpt.HEM)[i+1] &lt;- paste(colnames(dat)[i],"HEM",sep=".")</text:span></text:p>
      <text:p text:style-name="P4"><text:span text:style-name="T1">+ }</text:span></text:p>
      <text:p text:style-name="P4">[1] "Col0.Cam"</text:p>
      <text:p text:style-name="P11"><draw:frame draw:style-name="fr1" draw:name="Image1" text:anchor-type="as-char" svg:width="0.0937in" svg:height="0.0937in" draw:z-index="0"><draw:image xlink:href="Pictures/1000020100000009000000090BAA27B2.png" xlink:type="simple" xlink:show="embed" xlink:actuate="onLoad"/></draw:frame> <text:span text:style-name="T3">Hide Traceback</text:span></text:p>
      <text:p text:style-name="P16"><text:s/></text:p>
      <text:p text:style-name="P16"><draw:frame draw:style-name="fr1" draw:name="Image2" text:anchor-type="as-char" svg:width="0.0937in" svg:height="0.0937in" draw:z-index="1"><draw:image xlink:href="Pictures/10000201000000090000000988BF95B0.png" xlink:type="simple" xlink:show="embed" xlink:actuate="onLoad"/></draw:frame> <text:span text:style-name="T3">Rerun with Debug</text:span></text:p>
      <text:p text:style-name="P12"><text:s/></text:p>
      <text:p text:style-name="P13">Error in glm.fit(x = c(1, 1, 1, 1, 1, 1, 1, 1, 1, 1, 1, 1, 1, 1, 1, 1, <text:s/>: </text:p>
      <text:p text:style-name="P8"><text:s text:c="2"/><text:span text:style-name="T2">NA/NaN/Inf in 'x'</text:span></text:p>
      <text:p text:style-name="P12"><text:s/></text:p>
      <text:p text:style-name="P14">9</text:p>
      <text:p text:style-name="P12"><text:s/></text:p>
      <text:p text:style-name="P15"><text:soft-page-break/>glm.fit(x = structure(c(1, 1, 1, 1, 1, 1, 1, 1, 1, 1, 1, 1, 1, </text:p>
      <text:p text:style-name="P9">1, 1, 1, 1, 1, 1, 1, 1, 1, 1, 1, 1, 1, 1, 1, 1, 1, 1, 1, 1, 1, </text:p>
      <text:p text:style-name="P9">1, 1, 1, 1, 1, 1, 1, 1, 1, 1, 1, 1, 1, 1, 1, 1, 1, 1, 1, 1, 1, </text:p>
      <text:p text:style-name="P9">1, 1, 1, 1, 1, 1, 1, 1, 1, 1, 1, 1, 1, 1, 1, 1, 1, 1, 1, 1, 1, <text:s/>...</text:p>
      <text:p text:style-name="P12"><text:s/></text:p>
      <text:p text:style-name="P14">8</text:p>
      <text:p text:style-name="P12"><text:s/></text:p>
      <text:p text:style-name="P15">eval(expr, envir, enclos)</text:p>
      <text:p text:style-name="P12"><text:s/></text:p>
      <text:p text:style-name="P14">7</text:p>
      <text:p text:style-name="P12"><text:s/></text:p>
      <text:p text:style-name="P15">eval(call(if (is.function(method)) "method" else method, x = X, </text:p>
      <text:p text:style-name="P10"><text:s text:c="4"/><text:span text:style-name="T2">y = Y, weights = weights, start = start, etastart = etastart, </text:span></text:p>
      <text:p text:style-name="P10"><text:s text:c="4"/><text:span text:style-name="T2">mustart = mustart, offset = offset, family = family, control = control, </text:span></text:p>
      <text:p text:style-name="P10"><text:s text:c="4"/><text:span text:style-name="T2">intercept = attr(mt, "intercept") &gt; 0L))</text:span></text:p>
      <text:p text:style-name="P12"><text:s/></text:p>
      <text:p text:style-name="P14">6</text:p>
      <text:p text:style-name="P12"><text:s/></text:p>
      <text:p text:style-name="P15">glm((as.numeric(dev[1:nobs]/(1 - hv[1:nobs]))) ~ 1, family = DispFamily, </text:p>
      <text:p text:style-name="P10"><text:s text:c="4"/><text:span text:style-name="T2">weights = as.numeric((1 - hv[1:nobs])/2))</text:span></text:p>
      <text:p text:style-name="P12"><text:s/></text:p>
      <text:p text:style-name="P14">5</text:p>
      <text:p text:style-name="P12"><text:s/></text:p>
      <text:p text:style-name="P15">hglm.default(y = y, X = X, Z = L, family = family, conv = tol.conv)</text:p>
      <text:p text:style-name="P12"><text:s/></text:p>
      <text:p text:style-name="P14">4</text:p>
      <text:p text:style-name="P12"><text:s/></text:p>
      <text:p text:style-name="P15">hglm(y = y, X = X, Z = L, family = family, conv = tol.conv)</text:p>
      <text:p text:style-name="P12"><text:s/></text:p>
      <text:p text:style-name="P14">3</text:p>
      <text:p text:style-name="P12"><text:s/></text:p>
      <text:p text:style-name="P15">bigRR.default(y = obj$y, X = obj$X, Z = Z, family = family, weight = w, </text:p>
      <text:p text:style-name="P10"><text:s text:c="4"/><text:span text:style-name="T2">tol.err = tol.err, tol.conv = tol.conv, GPU = TRUE)</text:span></text:p>
      <text:p text:style-name="P12"><text:s/></text:p>
      <text:p text:style-name="P14">2</text:p>
      <text:p text:style-name="P12"><text:s/></text:p>
      <text:p text:style-name="P15">bigRR(y = obj$y, X = obj$X, Z = Z, family = family, weight = w, </text:p>
      <text:p text:style-name="P10"><text:s text:c="4"/><text:span text:style-name="T2">tol.err = tol.err, tol.conv = tol.conv, GPU = TRUE)</text:span></text:p>
      <text:p text:style-name="P12"><text:soft-page-break/><text:s/></text:p>
      <text:p text:style-name="P14">1</text:p>
      <text:p text:style-name="P12"><text:s/></text:p>
      <text:p text:style-name="P15">bigRR_update(temp.BLUP, SNPs)</text:p>
      <text:p text:style-name="P12"><text:s/></text:p>
      <text:p text:style-name="P5">&gt; </text:p>
      <text:p text:style-name="P4"><text:span text:style-name="T1">&gt; #Give column names to the thresholds from the HEM list</text:span></text:p>
      <text:p text:style-name="P4"><text:span text:style-name="T1">&gt; for(j in 1:length(thresh.HEM)) {</text:span></text:p>
      <text:p text:style-name="P4"><text:span text:style-name="T1">+ <text:s text:c="2"/>names(thresh.HEM[[j]]) &lt;- colnames(dat)</text:span></text:p>
      <text:p text:style-name="P4"><text:span text:style-name="T1">+ }</text:span></text:p>
      <text:p text:style-name="P7">Error in names(thresh.HEM[[j]]) &lt;- colnames(dat) : </text:p>
      <text:p text:style-name="P6"><text:s text:c="2"/><text:span text:style-name="T2">'names' attribute [13] must be the same length as the vector [1]</text:span></text:p>
      <text:p text:style-name="P5">&gt; </text:p>
      <text:p text:style-name="P4"><text:span text:style-name="T1">&gt; #RF-give row names to thresh.HEM and thresh.BLUP so that threshhold values will line up correctly with phenotypes, and you can see which threshold value is displayed</text:span></text:p>
      <text:p text:style-name="P4"><text:span text:style-name="T1">&gt; thresh.BLUP$"0.95Thresh" &lt;- c("0.95 Thresh", thresh.BLUP$"0.95Thresh")</text:span></text:p>
      <text:p text:style-name="P4"><text:span text:style-name="T1">&gt; thresh.BLUP$"0.975Thresh" &lt;- c("0.975 Thresh", thresh.BLUP$"0.975Thresh")</text:span></text:p>
      <text:p text:style-name="P4"><text:span text:style-name="T1">&gt; thresh.BLUP$"0.99Thresh" &lt;- c("0.99 Thresh", thresh.BLUP$"0.99Thresh")</text:span></text:p>
      <text:p text:style-name="P4"><text:span text:style-name="T1">&gt; thresh.BLUP$"0.999Thresh" &lt;- c("0.999 Thresh", thresh.BLUP$"0.999Thresh")</text:span></text:p>
      <text:p text:style-name="P4"><text:span text:style-name="T1">&gt; thresh.HEM$"0.95Thresh" &lt;- c("0.95 Thresh", thresh.HEM$"0.95Thresh")</text:span></text:p>
      <text:p text:style-name="P4"><text:span text:style-name="T1">&gt; thresh.HEM$"0.975Thresh" &lt;- c("0.975 Thresh", thresh.HEM$"0.975Thresh")</text:span></text:p>
      <text:p text:style-name="P4"><text:span text:style-name="T1">&gt; thresh.HEM$"0.99Thresh" &lt;- c("0.99 Thresh", thresh.HEM$"0.99Thresh")</text:span></text:p>
      <text:p text:style-name="P4"><text:span text:style-name="T1">&gt; thresh.HEM$"0.999Thresh" &lt;- c("0.999 Thresh", thresh.HEM$"0.999Thresh")</text:span></text:p>
      <text:p text:style-name="P5">&gt; </text:p>
      <text:p text:style-name="P4"><text:span text:style-name="T1">&gt; #Write results to output</text:span></text:p>
      <text:p text:style-name="P4"><text:span text:style-name="T1">&gt; write.csv(rbind(thresh.BLUP$"0.95Thresh",thresh.BLUP$"0.975Thresh",thresh.BLUP$"0.99Thresh",thresh.BLUP$"0.999Thresh",outpt.BLUP),"AthalianaLesion.BLUP.csv")</text:span></text:p>
      <text:p text:style-name="P4"><text:span text:style-name="T1">&gt; write.csv(rbind(thresh.HEM$"0.95Thresh",thresh.HEM$"0.975Thresh",thresh.HEM$"0.99Thresh",thresh.HEM$"0.999Thresh",outpt.HEM),"AthalianaLesion.HEM.csv")</text:span></text:p>
      <text:p text:style-name="P4"><text:span text:style-name="T1">&gt; Sys.time()</text:span></text:p>
      <text:p text:style-name="P4">[1] "2016-05-12 15:42:04 PDT"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4:00:05.727183956</meta:creation-date>
    <dc:date>2016-05-12T15:47:57.474741406</dc:date>
    <meta:editing-duration>PT1H28M24S</meta:editing-duration>
    <meta:editing-cycles>1</meta:editing-cycles>
    <meta:document-statistic meta:table-count="0" meta:image-count="2" meta:object-count="0" meta:page-count="5" meta:paragraph-count="224" meta:word-count="1237" meta:character-count="9475" meta:non-whitespace-character-count="8207"/>
    <meta:generator>LibreOffice/4.2.8.2$Linux_X86_64 LibreOffice_project/420m0$Build-2</meta:generator>
  </office:meta>
</office:document-meta>
</file>